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GERMANY</text:p>
          </draw:text-box>
        </draw:frame>
        <draw:frame presentation:style-name="pr2" draw:text-style-name="P1" draw:layer="layout" svg:width="25.19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nry Mascot</meta:initial-creator>
    <meta:creation-date>2015-08-30T11:13:47.959777934</meta:creation-date>
    <dc:date>2015-08-30T11:19:54.929583798</dc:date>
    <dc:creator>Henry Mascot</dc:creator>
    <meta:editing-duration>PT6M13S</meta:editing-duration>
    <meta:editing-cycles>1</meta:editing-cycles>
    <meta:document-statistic meta:object-count="25"/>
    <meta:generator>LibreOffice/4.4.2.2$Linux_x86 LibreOffice_project/40m0$Build-2</meta:generator>
  </office:meta>
</office:document-meta>
</file>